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9035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co15" style:family="table-column">
      <style:table-column-properties fo:break-before="auto" style:column-width="0.7126in"/>
    </style:style>
    <style:style style:name="co16" style:family="table-column">
      <style:table-column-properties fo:break-before="auto" style:column-width="2.2437in"/>
    </style:style>
    <style:style style:name="co17" style:family="table-column">
      <style:table-column-properties fo:break-before="auto" style:column-width="2.2661in"/>
    </style:style>
    <style:style style:name="co18" style:family="table-column">
      <style:table-column-properties fo:break-before="auto" style:column-width="2.6165in"/>
    </style:style>
    <style:style style:name="co19" style:family="table-column">
      <style:table-column-properties fo:break-before="auto" style:column-width="1.1756in"/>
    </style:style>
    <style:style style:name="co20" style:family="table-column">
      <style:table-column-properties fo:break-before="auto" style:column-width="1.2709in"/>
    </style:style>
    <style:style style:name="co21" style:family="table-column">
      <style:table-column-properties fo:break-before="auto" style:column-width="1.6528in"/>
    </style:style>
    <style:style style:name="co28" style:family="table-column">
      <style:table-column-properties fo:break-before="auto" style:column-width="1.3598in"/>
    </style:style>
    <style:style style:name="co29" style:family="table-column">
      <style:table-column-properties fo:break-before="auto" style:column-width="1.2283in"/>
    </style:style>
    <style:style style:name="co30" style:family="table-column">
      <style:table-column-properties fo:break-before="auto" style:column-width="1.6417in"/>
    </style:style>
    <style:style style:name="co31" style:family="table-column">
      <style:table-column-properties fo:break-before="auto" style:column-width="2.5083in"/>
    </style:style>
    <style:style style:name="co32" style:family="table-column">
      <style:table-column-properties fo:break-before="auto" style:column-width="2.1854in"/>
    </style:style>
    <style:style style:name="co33" style:family="table-column">
      <style:table-column-properties fo:break-before="auto" style:column-width="1.4701in"/>
    </style:style>
    <style:style style:name="co34" style:family="table-column">
      <style:table-column-properties fo:break-before="auto" style:column-width="1.702in"/>
    </style:style>
    <style:style style:name="co35" style:family="table-column">
      <style:table-column-properties fo:break-before="auto" style:column-width="1.672in"/>
    </style:style>
    <style:style style:name="co36" style:family="table-column">
      <style:table-column-properties fo:break-before="auto" style:column-width="2.3866in"/>
    </style:style>
    <style:style style:name="co37" style:family="table-column">
      <style:table-column-properties fo:break-before="auto" style:column-width="1.9543in"/>
    </style:style>
    <style:style style:name="ro7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3311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0.178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fo:wrap-option="wrap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000080"/>
      <style:text-properties fo:color="#ffffff" fo:font-size="12pt" fo:font-weight="bold"/>
    </style:style>
    <style:style style:name="ce12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4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/>
      <style:text-properties style:font-name="Arial" fo:font-size="10pt" fo:font-weight="normal"/>
    </style:style>
    <style:style style:name="ce8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Normal_5f_Sheet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8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39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0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1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42" style:family="table-cell" style:parent-style-name="Default">
      <style:text-properties style:font-name="Arial" fo:font-size="10pt" style:font-size-asian="10pt" style:font-size-complex="10pt"/>
    </style:style>
    <style:style style:name="ce14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1" style:data-style-name="N123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2" style:family="table-cell" style:parent-style-name="Normal_5f_Sheet1_20_1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57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5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wrap-option="wrap" style:vertical-align="top"/>
    </style:style>
    <style:style style:name="ce166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Normal_5f_Sheet1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8" style:family="table-cell" style:parent-style-name="Default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value-type" style:repeat-content="false" fo:wrap-option="wrap" style:vertical-align="top"/>
      <style:paragraph-properties fo:margin-left="0in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row table:style-name="ro1">
          <table:table-cell table:style-name="ce70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74" table:number-columns-repeated="2"/>
          <table:table-cell table:style-name="ce70"/>
          <table:table-cell table:style-name="ce70" table:number-columns-spanned="3" table:number-rows-spanned="1"/>
          <table:covered-table-cell table:style-name="ce70"/>
          <table:covered-table-cell table:style-name="ce70"/>
          <table:table-cell table:style-name="ce70" table:number-columns-repeated="248"/>
          <table:table-cell/>
        </table:table-row>
        <table:table-row table:style-name="ro1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0">
          <table:table-cell table:style-name="ce71"/>
          <table:table-cell table:style-name="ce75" office:value-type="string">
            <text:p>PLF-PLF REGRESSION TEST CASES</text:p>
          </table:table-cell>
          <table:table-cell table:style-name="ce71" table:number-columns-repeated="4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Version:</text:p>
          </table:table-cell>
          <table:table-cell table:style-name="ce84" office:value-type="float" office:value="1.1">
            <text:p>1.1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Issue date:</text:p>
          </table:table-cell>
          <table:table-cell table:style-name="ce85" office:value-type="float" office:value="40967">
            <text:p>28-Feb-12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Name:</text:p>
          </table:table-cell>
          <table:table-cell table:style-name="ce86" office:value-type="string">
            <text:p>Platform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Code:</text:p>
          </table:table-cell>
          <table:table-cell table:style-name="ce87" office:value-type="string">
            <text:p>PLF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Module</text:p>
          </table:table-cell>
          <table:table-cell table:style-name="ce87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Total Cases:</text:p>
          </table:table-cell>
          <table:table-cell table:style-name="ce88" table:formula="of:=[Summary_Report.E18]" office:value-type="float" office:value="9">
            <text:p>9</text:p>
          </table:table-cell>
          <table:table-cell table:style-name="ce93"/>
          <table:table-cell table:style-name="ce71" table:number-columns-repeated="2"/>
          <table:table-cell table:style-name="ce70" table:number-columns-repeated="249"/>
          <table:table-cell/>
        </table:table-row>
        <table:table-row table:style-name="ro11">
          <table:table-cell table:style-name="ce72"/>
          <table:table-cell table:style-name="ce77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2">
          <table:table-cell table:style-name="ce73"/>
          <table:table-cell table:style-name="ce79" office:value-type="string">
            <text:p>Record of change:</text:p>
          </table:table-cell>
          <table:table-cell table:style-name="ce70" table:number-columns-repeated="5"/>
          <table:table-cell table:style-name="ce73" table:number-columns-repeated="248"/>
          <table:table-cell/>
        </table:table-row>
        <table:table-row table:style-name="ro13">
          <table:table-cell table:style-name="ce73"/>
          <table:table-cell table:style-name="ce80" office:value-type="string">
            <text:p>Effective Date</text:p>
          </table:table-cell>
          <table:table-cell table:style-name="ce89" office:value-type="string">
            <text:p>Version</text:p>
          </table:table-cell>
          <table:table-cell table:style-name="ce89" office:value-type="string">
            <text:p>Change description</text:p>
          </table:table-cell>
          <table:table-cell table:style-name="ce89" office:value-type="string">
            <text:p>Originator</text:p>
          </table:table-cell>
          <table:table-cell table:style-name="ce107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 table:style-name="ce73" table:number-columns-repeated="248"/>
          <table:table-cell/>
        </table:table-row>
        <table:table-row table:style-name="ro1">
          <table:table-cell table:style-name="ce73"/>
          <table:table-cell table:style-name="ce81" office:value-type="float" office:value="40822">
            <text:p>6-Oct-11</text:p>
          </table:table-cell>
          <table:table-cell table:style-name="ce90" office:value-type="string">
            <text:p>1.0</text:p>
          </table:table-cell>
          <table:table-cell table:style-name="ce94" office:value-type="string">
            <text:p>Create new file for regressionTes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/>
          <table:table-cell table:style-name="ce73" table:number-columns-repeated="247"/>
          <table:table-cell/>
        </table:table-row>
        <table:table-row table:style-name="ro1">
          <table:table-cell table:style-name="ce72"/>
          <table:table-cell table:style-name="ce81" office:value-type="float" office:value="40967">
            <text:p>28-Feb-12</text:p>
          </table:table-cell>
          <table:table-cell table:style-name="ce90" office:value-type="string">
            <text:p>1.1</text:p>
          </table:table-cell>
          <table:table-cell table:style-name="ce95" office:value-type="string">
            <text:p>Add content for Bugs_v3_0_8 shee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6" table:number-columns-repeated="2"/>
          <table:table-cell table:style-name="ce104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1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8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9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100"/>
          <table:table-cell table:style-name="ce104" table:number-columns-repeated="2"/>
          <table:table-cell table:style-name="ce110"/>
          <table:table-cell table:style-name="ce70"/>
          <table:table-cell table:style-name="ce72" table:number-columns-repeated="247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1"/>
          <table:table-cell table:style-name="ce104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2"/>
          <table:table-cell table:style-name="ce104"/>
          <table:table-cell table:style-name="ce105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2"/>
          <table:table-cell table:style-name="ce105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3"/>
          <table:table-cell table:style-name="ce92" table:number-columns-repeated="2"/>
          <table:table-cell table:style-name="ce106" table:number-columns-repeated="2"/>
          <table:table-cell table:style-name="ce112"/>
          <table:table-cell table:style-name="ce70" table:number-columns-repeated="248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/>
          <table:table-cell table:number-columns-repeated="7"/>
          <table:table-cell table:style-name="ce70" table:number-columns-repeated="247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7">
          <table:table-cell table:style-name="ce44" office:value-type="string" table:number-columns-spanned="2" table:number-rows-spanned="1">
            <text:p>Check List</text:p>
            <text:p>Based on Product built version: PLF 3.0.x</text:p>
          </table:table-cell>
          <table:covered-table-cell table:style-name="ce45"/>
          <table:table-cell table:style-name="ce57" table:number-columns-repeated="4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58" office:value-type="string">
            <text:p>Priority</text:p>
          </table:table-cell>
          <table:table-cell table:style-name="ce58" office:value-type="string">
            <text:p>Selenium</text:p>
          </table:table-cell>
          <table:table-cell table:style-name="ce61" office:value-type="string" table:number-columns-spanned="2" table:number-rows-spanned="1">
            <text:p>Table of record</text:p>
          </table:table-cell>
          <table:covered-table-cell table:style-name="ce63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6" office:value-type="string">
            <text:p>3.0.5</text:p>
          </table:table-cell>
          <table:table-cell table:style-name="ce46"/>
          <table:table-cell table:style-name="ce59" table:number-columns-repeated="2"/>
          <table:table-cell table:style-name="ce62" office:value-type="string">
            <text:p>Total of High</text:p>
          </table:table-cell>
          <table:table-cell table:style-name="ce64" table:formula="of:=SUMPRODUCT(([.C4:.C531]=&quot;High&quot;)*([.D4:.D531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8">
          <table:table-cell table:style-name="ce47" office:value-type="string">
            <text:p>REG_PLF305_PLF_001.001</text:p>
          </table:table-cell>
          <table:table-cell table:style-name="ce47" office:value-type="string">
            <text:p>Check Space setting tab by user is non-moderator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Medium</text:p>
          </table:table-cell>
          <table:table-cell table:style-name="ce64" table:formula="of:=SUMPRODUCT(([.C3:.C532]=&quot;Medium&quot;)*([.D3:.D532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7" office:value-type="string">
            <text:p>REG_PLF305_PLF_002.001</text:p>
          </table:table-cell>
          <table:table-cell table:style-name="ce47" office:value-type="string">
            <text:p>Check the displaying when there are too many space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Low</text:p>
          </table:table-cell>
          <table:table-cell table:style-name="ce64" table:formula="of:=SUMPRODUCT(([.C3:.C533]=&quot;Low&quot;)*([.D3:.D533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6" office:value-type="string">
            <text:p>3.0.6</text:p>
          </table:table-cell>
          <table:table-cell table:style-name="ce46"/>
          <table:table-cell table:style-name="ce50" table:number-columns-repeated="2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1</text:p>
          </table:table-cell>
          <table:table-cell table:style-name="ce52" office:value-type="string">
            <text:p>Uploading file on Content Explor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2</text:p>
          </table:table-cell>
          <table:table-cell table:style-name="ce52" office:value-type="string">
            <text:p>Attach file for answ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3</text:p>
          </table:table-cell>
          <table:table-cell table:style-name="ce52" office:value-type="string">
            <text:p>Change avata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4</text:p>
          </table:table-cell>
          <table:table-cell table:style-name="ce52" office:value-type="string">
            <text:p>Attach file for event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2.001</text:p>
          </table:table-cell>
          <table:table-cell table:style-name="ce52" office:value-type="string">
            <text:p>Open Content Explorer form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3.001</text:p>
          </table:table-cell>
          <table:table-cell table:style-name="ce52" office:value-type="string">
            <text:p>Go to Space Document after create new space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6" office:value-type="string">
            <text:p>3.0.8</text:p>
          </table:table-cell>
          <table:table-cell table:style-name="ce4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table:style-name="ce60" office:value-type="string">
            <text:p>High</text:p>
          </table:table-cell>
          <table:table-cell table:style-name="ce59" table:number-columns-repeated="253"/>
          <table:table-cell table:style-name="ce65" table:number-columns-repeated="768"/>
        </table:table-row>
        <table:table-row table:style-name="ro1">
          <table:table-cell table:style-name="ce48"/>
          <table:table-cell table:style-name="ce54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5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column table:style-name="co8" table:default-cell-style-name="Default"/>
        <table:table-column table:style-name="co33" table:default-cell-style-name="Default"/>
        <table:table-column table:style-name="co8" table:default-cell-style-name="Default"/>
        <table:table-row table:style-name="ro1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L$7:.L$979];[.$L1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L$7:.L$979];[.$L2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5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L$7:.L$979];[.$L3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2" table:number-columns-spanned="3" table:number-rows-spanned="1">
            <text:p>2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L$7:.L$979];[.$L4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L$7:.L$979];[.$L5])" office:value-type="float" office:value="0">
            <text:p>0</text:p>
          </table:table-cell>
          <table:table-cell table:style-name="ce174" table:number-columns-repeated="2"/>
          <table:table-cell table:number-columns-repeated="1009"/>
        </table:table-row>
        <table:table-row table:style-name="ro15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>
            <text:p>Tester</text:p>
          </table:table-cell>
          <table:table-cell table:style-name="ce176">
            <text:p>IE7</text:p>
          </table:table-cell>
          <table:table-cell table:style-name="ce176">
            <text:p>FireFox3.5</text:p>
          </table:table-cell>
          <table:table-cell table:style-name="ce176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19">
          <table:table-cell table:style-name="ce137" office:value-type="float" office:value="1">
            <text:p>1.00</text:p>
          </table:table-cell>
          <table:table-cell table:style-name="ce47" office:value-type="string">
            <text:p>REG_PLF305_PLF_001</text:p>
          </table:table-cell>
          <table:table-cell table:style-name="ce151" office:value-type="float" office:value="1">
            <text:p>1.00</text:p>
          </table:table-cell>
          <table:table-cell table:style-name="ce157" table:formula="of:=[.B7]" office:value-type="string" office:string-value="REG_PLF305_PLF_001">
            <text:p>REG_PLF305_PLF_001</text:p>
          </table:table-cell>
          <table:table-cell table:style-name="ce47" office:value-type="string">
            <text:p>Check Space setting tab by user is non-moderator</text:p>
          </table:table-cell>
          <table:table-cell table:style-name="ce78" office:value-type="string">
            <text:p>Step 1: Create new space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78" office:value-type="string">
            <text:p>New space is created successfully</text:p>
          </table:table-cell>
          <table:table-cell table:style-name="ce78" office:value-type="string">
            <text:p>Medium</text:p>
          </table:table-cell>
          <table:table-cell table:style-name="ce167" office:value-type="string">
            <text:p>PLF-1303</text:p>
            <text:p>CCP-831</text:p>
          </table:table-cell>
          <table:table-cell table:style-name="ce172" office:value-type="string">
            <text:p>Normal user can see space setting tab</text:p>
          </table:table-cell>
          <table:table-cell table:style-name="ce163">
            <text:p>hanh.ly</text:p>
          </table:table-cell>
          <table:table-cell table:style-name="ce163" table:number-columns-repeated="3"/>
          <table:table-cell table:number-columns-repeated="1009"/>
        </table:table-row>
        <table:table-row table:style-name="ro20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8" table:formula="of:=[.B8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2: Invite users to space</text:p>
          </table:table-cell>
          <table:table-cell table:style-name="ce78" office:value-type="string">
            <text:p>- Select new space</text:p>
            <text:p>- Invite user to join this space:demo</text:p>
            <text:p/>
          </table:table-cell>
          <table:table-cell table:style-name="ce78" office:value-type="string">
            <text:p>Users are listed on Invited table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>
            <text:p>hanh.ly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21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58" table:formula="of:=[.B9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3: Accept the invitation</text:p>
          </table:table-cell>
          <table:table-cell table:style-name="ce78" office:value-type="string">
            <text:p>- Login by user are invited at step 1</text:p>
            <text:p>- Click on <text:span text:style-name="T2">My Spaces</text:span> in navigation bar</text:p>
            <text:p>- Click on <text:span text:style-name="T2">Invitation</text:span></text:p>
            <text:p><text:span text:style-name="T3">- Accept the invitation </text:span></text:p>
          </table:table-cell>
          <table:table-cell table:style-name="ce78" office:value-type="string">
            <text:p>The invitation to join space is disappeared. 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>
            <text:p>hanh.ly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8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8" table:formula="of:=[.B10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160" office:value-type="string">
            <text:p>Step 4: Check the displaying of Space</text:p>
          </table:table-cell>
          <table:table-cell table:style-name="ce160" office:value-type="string">
            <text:p>- Still log in with demo</text:p>
            <text:p>- Select new space</text:p>
          </table:table-cell>
          <table:table-cell table:style-name="ce160" office:value-type="string">
            <text:p>Space Setting tab is not displayed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>
            <text:p>hanh.ly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21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47" office:value-type="string">
            <text:p>REG_PLF305_PLF_002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8" table:formula="of:=[.B11]" office:value-type="string" office:string-value="REG_PLF305_PLF_002">
            <text:p>REG_PLF305_PLF_002</text:p>
          </table:table-cell>
          <table:table-cell table:style-name="ce47" office:value-type="string">
            <text:p>Check the displaying when there are too many space</text:p>
          </table:table-cell>
          <table:table-cell table:style-name="ce78" office:value-type="string">
            <text:p>Step 1: Create new spaces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Spaces</text:span></text:p>
            <text:p>- Create more than 10 spaces</text:p>
          </table:table-cell>
          <table:table-cell table:style-name="ce78" office:value-type="string">
            <text:p>New spaces are created successfully</text:p>
          </table:table-cell>
          <table:table-cell table:style-name="ce78" office:value-type="string">
            <text:p>Medium</text:p>
          </table:table-cell>
          <table:table-cell table:style-name="ce168" office:value-type="string">
            <text:p>PLF-1521</text:p>
            <text:p>CCP-922</text:p>
          </table:table-cell>
          <table:table-cell office:value-type="string">
            <text:p>UI bug when too many spaces</text:p>
          </table:table-cell>
          <table:table-cell table:style-name="ce163">
            <text:p>hanh.ly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20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5_PLF_002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8" table:formula="of:=[.B12]" office:value-type="string" office:string-value="REG_PLF305_PLF_002">
            <text:p>REG_PLF305_PLF_002</text:p>
          </table:table-cell>
          <table:table-cell table:style-name="ce78" office:value-type="string">
            <text:p>Check the displaying when there are too many space</text:p>
          </table:table-cell>
          <table:table-cell table:style-name="ce52" office:value-type="string">
            <text:p>Step 2: Check the displaying of spaces in menu</text:p>
          </table:table-cell>
          <table:table-cell table:style-name="ce52" office:value-type="string">
            <text:p>Move mouse to My Space on navigation bar</text:p>
          </table:table-cell>
          <table:table-cell table:style-name="ce52" office:value-type="string">
            <text:p>Only 10 space is listed on menu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>
            <text:p>hanh.ly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/>
          <table:table-cell table:style-name="ce173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6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column table:style-name="co8" table:default-cell-style-name="Default"/>
        <table:table-column table:style-name="co33" table:default-cell-style-name="Default"/>
        <table:table-column table:style-name="co8" table:default-cell-style-name="Default"/>
        <table:table-row table:style-name="ro1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L$7:.L$979];[.$L1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L$7:.L$979];[.$L2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L$7:.L$979];[.$L3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6" table:number-columns-spanned="3" table:number-rows-spanned="1">
            <text:p>6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L$7:.L$979];[.$L4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L$7:.L$979];[.$L5])" office:value-type="float" office:value="0">
            <text:p>0</text:p>
          </table:table-cell>
          <table:table-cell table:style-name="ce174" table:number-columns-repeated="2"/>
          <table:table-cell table:number-columns-repeated="1009"/>
        </table:table-row>
        <table:table-row table:style-name="ro15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>
            <text:p>Tester</text:p>
          </table:table-cell>
          <table:table-cell table:style-name="ce176">
            <text:p>IE7</text:p>
          </table:table-cell>
          <table:table-cell table:style-name="ce176">
            <text:p>FireFox3.5</text:p>
          </table:table-cell>
          <table:table-cell table:style-name="ce176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20">
          <table:table-cell table:style-name="ce137" office:value-type="float" office:value="1">
            <text:p>1.00</text:p>
          </table:table-cell>
          <table:table-cell table:style-name="ce47" office:value-type="string">
            <text:p>REG_PLF306_PLF_001</text:p>
          </table:table-cell>
          <table:table-cell table:style-name="ce151" office:value-type="float" office:value="1">
            <text:p>1.00</text:p>
          </table:table-cell>
          <table:table-cell table:style-name="ce157" table:formula="of:=[.B7]" office:value-type="string" office:string-value="REG_PLF306_PLF_001">
            <text:p>REG_PLF306_PLF_001</text:p>
          </table:table-cell>
          <table:table-cell table:style-name="ce47" office:value-type="string">
            <text:p>Uploading file on Content Explorer</text:p>
          </table:table-cell>
          <table:table-cell table:style-name="ce52" office:value-type="string">
            <text:p>Step 1: Open form to upload file</text:p>
          </table:table-cell>
          <table:table-cell table:style-name="ce52" office:value-type="string">
            <text:p>- Go to <text:span text:style-name="T2">Content Explorer</text:span></text:p>
            <text:p>- Select <text:span text:style-name="T2">Site Management</text:span> drive</text:p>
            <text:p>- Click on <text:span text:style-name="T2">Upload file</text:span> icon on action bar</text:p>
          </table:table-cell>
          <table:table-cell table:style-name="ce52" office:value-type="string">
            <text:p>Form to upload is displayed</text:p>
          </table:table-cell>
          <table:table-cell table:style-name="ce163" office:value-type="string">
            <text:p>High</text:p>
          </table:table-cell>
          <table:table-cell table:style-name="ce167" office:value-type="string">
            <text:p>PLF-1678</text:p>
            <text:p>CCP-1021, </text:p>
          </table:table-cell>
          <table:table-cell table:style-name="ce168" office:value-type="string">
            <text:p>File is not uploaded</text:p>
          </table:table-cell>
          <table:table-cell table:style-name="ce163" table:number-columns-repeated="4"/>
          <table:table-cell table:number-columns-repeated="1009"/>
        </table:table-row>
        <table:table-row table:style-name="ro20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PLF306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8" table:formula="of:=[.B8]" office:value-type="string" office:string-value="REG_PLF306_PLF_001">
            <text:p>REG_PLF306_PLF_001</text:p>
          </table:table-cell>
          <table:table-cell table:style-name="ce78" office:value-type="string">
            <text:p>Uploading file on Content Explorer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Upload</text:span> button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8">
          <table:table-cell table:style-name="ce13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58" table:formula="of:=[.B9]" office:value-type="string" office:string-value="REG_PLF306_PLF_001">
            <text:p>REG_PLF306_PLF_001</text:p>
          </table:table-cell>
          <table:table-cell table:style-name="ce47" office:value-type="string">
            <text:p>Attach file for question</text:p>
          </table:table-cell>
          <table:table-cell table:style-name="ce52" office:value-type="string">
            <text:p>Step 1: Create a question</text:p>
          </table:table-cell>
          <table:table-cell table:style-name="ce52" office:value-type="string">
            <text:p>- Open a page contains <text:span text:style-name="T2">Answer</text:span> portlet</text:p>
            <text:p>- Create 1 question into this page</text:p>
          </table:table-cell>
          <table:table-cell table:style-name="ce52" office:value-type="string">
            <text:p>Question is created successfully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58" table:formula="of:=[.B10]" office:value-type="string" office:string-value="REG_PLF306_PLF_001">
            <text:p>REG_PLF306_PLF_001</text:p>
          </table:table-cell>
          <table:table-cell table:style-name="ce78" office:value-type="string">
            <text:p>Attach file for question</text:p>
          </table:table-cell>
          <table:table-cell table:style-name="ce52" office:value-type="string">
            <text:p>Step 2: Attach file for question</text:p>
          </table:table-cell>
          <table:table-cell table:style-name="ce52" office:value-type="string">
            <text:p>- Edit question above</text:p>
            <text:p>- Click on <text:span text:style-name="T2">Attach link </text:span></text:p>
            <text:p>- Browse and select a file to upload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9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58" table:formula="of:=[.B11]" office:value-type="string" office:string-value="REG_PLF306_PLF_001">
            <text:p>REG_PLF306_PLF_001</text:p>
          </table:table-cell>
          <table:table-cell table:style-name="ce47" office:value-type="string">
            <text:p>Change avatar</text:p>
          </table:table-cell>
          <table:table-cell table:style-name="ce52" office:value-type="string">
            <text:p>Step 1: Open form to change avatar</text:p>
          </table:table-cell>
          <table:table-cell table:style-name="ce52" office:value-type="string">
            <text:p>- Log in</text:p>
            <text:p>- Move mouse over the use's name at the top-right and select <text:span text:style-name="T2">My Profile</text:span></text:p>
            <text:p>- Click on <text:span text:style-name="T2">Change Avatar</text:span> link under the default image of user</text:p>
          </table:table-cell>
          <table:table-cell table:style-name="ce52" office:value-type="string">
            <text:p>Form is displayed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58" table:formula="of:=[.B12]" office:value-type="string" office:string-value="REG_PLF306_PLF_001">
            <text:p>REG_PLF306_PLF_001</text:p>
          </table:table-cell>
          <table:table-cell table:style-name="ce78" office:value-type="string">
            <text:p>Change avatar</text:p>
          </table:table-cell>
          <table:table-cell table:style-name="ce52" office:value-type="string">
            <text:p>Step 2: Change avatar</text:p>
          </table:table-cell>
          <table:table-cell table:style-name="ce52" office:value-type="string">
            <text:p>- Browse and select 1 image file</text:p>
            <text:p>- Click on <text:span text:style-name="T2">Confirm</text:span></text:p>
            <text:p/>
          </table:table-cell>
          <table:table-cell table:style-name="ce52" office:value-type="string">
            <text:p>Avatar is changed successfully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1">
          <table:table-cell table:style-name="ce13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158" table:formula="of:=[.B13]" office:value-type="string" office:string-value="REG_PLF306_PLF_001">
            <text:p>REG_PLF306_PLF_001</text:p>
          </table:table-cell>
          <table:table-cell table:style-name="ce47" office:value-type="string">
            <text:p>Attach file for event</text:p>
          </table:table-cell>
          <table:table-cell table:style-name="ce52" office:value-type="string">
            <text:p>Step 1: Open form to add attachment for event</text:p>
          </table:table-cell>
          <table:table-cell table:style-name="ce52" office:value-type="string">
            <text:p>- Go to /portal/intranet </text:p>
            <text:p>- Click on Calendar icon at the left-bottom </text:p>
            <text:p>- Click on Add Event icon</text:p>
            <text:p>- Click on Attachment icon</text:p>
          </table:table-cell>
          <table:table-cell table:style-name="ce52" office:value-type="string">
            <text:p>Form to upload is displayed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58" table:formula="of:=[.B14]" office:value-type="string" office:string-value="REG_PLF306_PLF_001">
            <text:p>REG_PLF306_PLF_001</text:p>
          </table:table-cell>
          <table:table-cell table:style-name="ce78" office:value-type="string">
            <text:p>Attach file for event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Save</text:span> button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table:style-name="ce47" office:value-type="string">
            <text:p>REG_PLF306_PLF_002</text:p>
          </table:table-cell>
          <table:table-cell table:style-name="ce138" office:value-type="float" office:value="1">
            <text:p>1.00</text:p>
          </table:table-cell>
          <table:table-cell table:style-name="ce157" table:formula="of:=[.B15]" office:value-type="string" office:string-value="REG_PLF306_PLF_002">
            <text:p>REG_PLF306_PLF_002</text:p>
          </table:table-cell>
          <table:table-cell table:style-name="ce47" office:value-type="string">
            <text:p>Open Content Explorer form</text:p>
          </table:table-cell>
          <table:table-cell table:style-name="ce52" office:value-type="string">
            <text:p>Step 1: Open Content Explorer form</text:p>
          </table:table-cell>
          <table:table-cell table:style-name="ce52" office:value-type="string">
            <text:p>- Log in</text:p>
            <text:p>- Select <text:span text:style-name="T2">Group → Content Explorer</text:span> page</text:p>
          </table:table-cell>
          <table:table-cell table:style-name="ce52" office:value-type="string">
            <text:p>Page is opened successfully</text:p>
          </table:table-cell>
          <table:table-cell table:style-name="ce163" office:value-type="string">
            <text:p>High</text:p>
          </table:table-cell>
          <table:table-cell table:style-name="ce168" office:value-type="string">
            <text:p>PLF-1907, CCP-1032</text:p>
          </table:table-cell>
          <table:table-cell table:style-name="ce168" office:value-type="string">
            <text:p>Exception when select Content Explorer</text:p>
          </table:table-cell>
          <table:table-cell table:style-name="ce163" table:number-columns-repeated="4"/>
          <table:table-cell table:style-name="ce52" table:number-columns-repeated="1009"/>
        </table:table-row>
        <table:table-row table:style-name="ro19">
          <table:table-cell table:style-name="ce138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table:style-name="ce47" office:value-type="string">
            <text:p>REG_PLF306_PLF_003</text:p>
          </table:table-cell>
          <table:table-cell table:style-name="ce138" office:value-type="float" office:value="1">
            <text:p>1.00</text:p>
          </table:table-cell>
          <table:table-cell table:style-name="ce157" table:formula="of:=[.B16]" office:value-type="string" office:string-value="REG_PLF306_PLF_003">
            <text:p>REG_PLF306_PLF_003</text:p>
          </table:table-cell>
          <table:table-cell table:style-name="ce47" office:value-type="string">
            <text:p>Go to Space Document after create new space</text:p>
          </table:table-cell>
          <table:table-cell table:style-name="ce52" office:value-type="string">
            <text:p>Step 1: Create new space</text:p>
          </table:table-cell>
          <table:table-cell table:style-name="ce52" office:value-type="string">
            <text:p>- Login intranet portal</text:p>
            <text:p>- Click on <text:span text:style-name="T2">My Space</text:span></text:p>
            <text:p>- Click on <text:span text:style-name="T2">Add new space</text:span> button</text:p>
            <text:p>- Put space's name: test </text:p>
            <text:p>- Click on <text:span text:style-name="T2">Create</text:span></text:p>
          </table:table-cell>
          <table:table-cell table:style-name="ce52" office:value-type="string">
            <text:p>New space is created successfully</text:p>
          </table:table-cell>
          <table:table-cell table:style-name="ce163" office:value-type="string">
            <text:p>High</text:p>
          </table:table-cell>
          <table:table-cell table:style-name="ce168" office:value-type="string">
            <text:p>CCP-1032</text:p>
            <text:p>PLF-1939</text:p>
          </table:table-cell>
          <table:table-cell table:style-name="ce173" office:value-type="string">
            <text:p>Private drive will be displayed instead Document of "test space"</text:p>
          </table:table-cell>
          <table:table-cell table:style-name="ce163" table:number-columns-repeated="4"/>
          <table:table-cell table:style-name="ce52" table:number-columns-repeated="1009"/>
        </table:table-row>
        <table:table-row table:style-name="ro8">
          <table:table-cell table:style-name="ce13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8" office:value-type="string">
            <text:p>REG_PLF306_PLF_003</text:p>
          </table:table-cell>
          <table:table-cell table:style-name="ce13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58" table:formula="of:=[.B17]" office:value-type="string" office:string-value="REG_PLF306_PLF_003">
            <text:p>REG_PLF306_PLF_003</text:p>
          </table:table-cell>
          <table:table-cell table:style-name="ce78" office:value-type="string">
            <text:p>Go to Space Document after create new space</text:p>
          </table:table-cell>
          <table:table-cell table:style-name="ce52" office:value-type="string">
            <text:p>Step 2: Select Document in new space</text:p>
          </table:table-cell>
          <table:table-cell table:style-name="ce52" office:value-type="string">
            <text:p>- Select new created space above</text:p>
            <text:p>- Click on Documents tab </text:p>
          </table:table-cell>
          <table:table-cell table:style-name="ce52" office:value-type="string">
            <text:p>/space/test drive is shown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8" table:style-name="ta1" table:print="false"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34" table:default-cell-style-name="ce178"/>
        <table:table-column table:style-name="co35" table:default-cell-style-name="ce178"/>
        <table:table-column table:style-name="co36" table:default-cell-style-name="ce178"/>
        <table:table-column table:style-name="co37" table:default-cell-style-name="ce178"/>
        <table:table-column table:style-name="co8" table:default-cell-style-name="ce178"/>
        <table:table-row table:style-name="ro15">
          <table:table-cell table:style-name="ce156"/>
          <table:table-cell table:style-name="ce143" office:value-type="string">
            <text:p>TEST CASES</text:p>
          </table:table-cell>
          <table:table-cell table:style-name="ce143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75"/>
          <table:table-cell table:style-name="ce144"/>
          <table:table-cell table:style-name="ce174" office:value-type="string">
            <text:p>Passed</text:p>
          </table:table-cell>
          <table:table-cell table:style-name="ce174" table:formula="of:=COUNTIF([.M$7:.M$979];[.$L1])" office:value-type="float" office:value="0">
            <text:p>0</text:p>
          </table:table-cell>
          <table:table-cell table:style-name="ce174" table:formula="of:=COUNTIF([.N$7:.N$979];[.$L1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5">
          <table:table-cell table:style-name="ce156"/>
          <table:table-cell table:style-name="ce144" table:number-columns-repeated="4"/>
          <table:table-cell table:style-name="ce52"/>
          <table:table-cell table:style-name="ce144" table:number-columns-repeated="3"/>
          <table:table-cell/>
          <table:table-cell table:style-name="ce144"/>
          <table:table-cell table:style-name="ce174" office:value-type="string">
            <text:p>Failed</text:p>
          </table:table-cell>
          <table:table-cell table:style-name="ce174" table:formula="of:=COUNTIF([.M$7:.M$979];[.$L2])" office:value-type="float" office:value="0">
            <text:p>0</text:p>
          </table:table-cell>
          <table:table-cell table:style-name="ce174" table:formula="of:=COUNTIF([.N$7:.N$979];[.$L2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56"/>
          <table:table-cell table:style-name="ce145" office:value-type="string">
            <text:p>Function List:</text:p>
          </table:table-cell>
          <table:table-cell table:style-name="ce17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/>
          <table:table-cell table:style-name="ce162"/>
          <table:table-cell table:style-name="ce174" office:value-type="string">
            <text:p>Blocked</text:p>
          </table:table-cell>
          <table:table-cell table:style-name="ce174" table:formula="of:=COUNTIF([.M$7:.M$979];[.$L3])" office:value-type="float" office:value="0">
            <text:p>0</text:p>
          </table:table-cell>
          <table:table-cell table:style-name="ce174" table:formula="of:=COUNTIF([.N$7:.N$979];[.$L3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8">
          <table:table-cell table:style-name="ce156"/>
          <table:table-cell table:style-name="ce145" office:value-type="string">
            <text:p>Total Main Cases:</text:p>
          </table:table-cell>
          <table:table-cell table:style-name="ce159" table:formula="of:=MAX([.A7:.A962])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/>
          <table:table-cell table:style-name="ce162"/>
          <table:table-cell table:style-name="ce175" office:value-type="string">
            <text:p>Untested</text:p>
          </table:table-cell>
          <table:table-cell table:style-name="ce174" table:formula="of:=COUNTIF([.M$7:.M$979];[.$L4])" office:value-type="float" office:value="0">
            <text:p>0</text:p>
          </table:table-cell>
          <table:table-cell table:style-name="ce174" table:formula="of:=COUNTIF([.N$7:.N$979];[.$L4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5">
          <table:table-cell table:style-name="ce156"/>
          <table:table-cell table:style-name="ce146"/>
          <table:table-cell table:style-name="ce156" table:number-columns-repeated="3"/>
          <table:table-cell table:style-name="ce156" office:value-type="string">
            <text:p><text:s/></text:p>
          </table:table-cell>
          <table:table-cell table:style-name="ce156" table:number-columns-repeated="3"/>
          <table:table-cell/>
          <table:table-cell table:style-name="ce156"/>
          <table:table-cell office:value-type="string">
            <text:p>N/A</text:p>
          </table:table-cell>
          <table:table-cell table:style-name="ce174" table:formula="of:=COUNTIF([.M$7:.M$979];[.$L5])" office:value-type="float" office:value="0">
            <text:p>0</text:p>
          </table:table-cell>
          <table:table-cell table:style-name="ce174" table:formula="of:=COUNTIF([.N$7:.N$979];[.$L5])" office:value-type="float" office:value="0">
            <text:p>0</text:p>
          </table:table-cell>
          <table:table-cell table:style-name="ce174"/>
          <table:table-cell table:number-columns-repeated="1009"/>
        </table:table-row>
        <table:table-row table:style-name="ro8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Link</text:p>
          </table:table-cell>
          <table:table-cell table:style-name="ce136" office:value-type="string">
            <text:p>Bug description</text:p>
          </table:table-cell>
          <table:table-cell table:style-name="ce136">
            <text:p>Tester</text:p>
          </table:table-cell>
          <table:table-cell table:style-name="ce176">
            <text:p>IE7</text:p>
          </table:table-cell>
          <table:table-cell table:style-name="ce176">
            <text:p>FireFox3.5</text:p>
          </table:table-cell>
          <table:table-cell table:style-name="ce176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22">
          <table:table-cell table:style-name="ce137" office:value-type="float" office:value="1">
            <text:p>1.00</text:p>
          </table:table-cell>
          <table:table-cell table:style-name="ce47" office:value-type="string">
            <text:p>REG_PLF308_PLF_001</text:p>
          </table:table-cell>
          <table:table-cell table:style-name="ce151" office:value-type="float" office:value="1">
            <text:p>1.00</text:p>
          </table:table-cell>
          <table:table-cell table:style-name="ce53" table:formula="of:=[.B7]" office:value-type="string" office:string-value="REG_PLF308_PLF_001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office:value-type="string">
            <text:p>Step 1: Add new category</text:p>
          </table:table-cell>
          <table:table-cell office:value-type="string">
            <text:p>- Login by admin</text:p>
            <text:p>- Go to intranet site</text:p>
            <text:p>- Go to forum page</text:p>
            <text:p>- Click on <text:span text:style-name="T2">Add Category</text:span></text:p>
            <text:p>- Put category's title</text:p>
            <text:p>- Click<text:span text:style-name="T2"> Save</text:span></text:p>
          </table:table-cell>
          <table:table-cell office:value-type="string">
            <text:p>New category is created successfully</text:p>
          </table:table-cell>
          <table:table-cell office:value-type="string">
            <text:p>High</text:p>
          </table:table-cell>
          <table:table-cell office:value-type="string">
            <text:p>PLF-1624</text:p>
            <text:p>CCP-969</text:p>
          </table:table-cell>
          <table:table-cell office:value-type="string">
            <text:p>Style for content of post is not applied</text:p>
          </table:table-cell>
          <table:table-cell table:number-columns-repeated="1013"/>
        </table:table-row>
        <table:table-row table:style-name="ro21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80" table:formula="of:=[.B8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office:value-type="string">
            <text:p>Step 2: Add new forum</text:p>
          </table:table-cell>
          <table:table-cell office:value-type="string">
            <text:p>- Select category above</text:p>
            <text:p>- Click on <text:span text:style-name="T2">Add Forum</text:span></text:p>
            <text:p>- Put forum's title</text:p>
            <text:p>- Click <text:span text:style-name="T2">Save</text:span></text:p>
          </table:table-cell>
          <table:table-cell office:value-type="string">
            <text:p>New forum is crea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80" table:formula="of:=[.B9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office:value-type="string">
            <text:p>Step 3: Add new topic with BBCode</text:p>
          </table:table-cell>
          <table:table-cell office:value-type="string">
            <text:p>- Select Forum above</text:p>
            <text:p>- Click on<text:span text:style-name="T2"> Start Topic</text:span></text:p>
            <text:p><text:span text:style-name="T3">- Put topic's title</text:span></text:p>
            <text:p><text:span text:style-name="T3">- Put some texts in content</text:span></text:p>
            <text:p><text:span text:style-name="T3">- Put this line in content: [size=+2]this </text:span><text:span text:style-name="T3">text is two sizes larger than norm[/size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office:value-type="string">
            <text:p>- New topic is created successfully.</text:p>
            <text:p>- The text with BBCode is <text:span text:style-name="T3">two sizes </text:span><text:span text:style-name="T3">larger than normal.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80" table:formula="of:=[.B10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office:value-type="string">
            <text:p>Step 4: Add new post with BBCode</text:p>
          </table:table-cell>
          <table:table-cell office:value-type="string">
            <text:p>- Select Topic above</text:p>
            <text:p>- Click on<text:span text:style-name="T2"> Post Reply</text:span></text:p>
            <text:p><text:span text:style-name="T3">- Put some texts in content</text:span></text:p>
            <text:p><text:span text:style-name="T3">- Put this line in content: </text:span><text:span text:style-name="T3">[font=courier]this text is in the courier </text:span><text:span text:style-name="T3">font[/font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office:value-type="string">
            <text:p>- New post is added successfully.</text:p>
            <text:p>- The text with BBCode is in the courier font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8" table:default-cell-style-name="Default"/>
        <table:table-row table:style-name="ro16">
          <table:table-cell table:style-name="ce113" office:value-type="string" table:number-columns-spanned="4" table:number-rows-spanned="2">
            <text:p>PLF Regression Tests List</text:p>
          </table:table-cell>
          <table:covered-table-cell table:style-name="ce113"/>
          <table:covered-table-cell table:style-name="ce113"/>
          <table:covered-table-cell table:style-name="ce123"/>
          <table:table-cell table:style-name="ce122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6">
          <table:covered-table-cell table:style-name="ce114"/>
          <table:covered-table-cell table:style-name="ce114"/>
          <table:covered-table-cell table:style-name="ce114"/>
          <table:covered-table-cell table:style-name="ce123"/>
          <table:covered-table-cell table:style-name="ce128"/>
          <table:table-cell table:number-columns-repeated="1018"/>
        </table:table-row>
        <table:table-row table:style-name="ro17">
          <table:table-cell table:style-name="ce115" office:value-type="string">
            <text:p>Id</text:p>
          </table:table-cell>
          <table:table-cell table:style-name="ce115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8"/>
          <table:table-cell table:number-columns-repeated="1018"/>
        </table:table-row>
        <table:table-row table:style-name="ro1">
          <table:table-cell table:style-name="ce46" office:value-type="string">
            <text:p>3.0.5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4" office:value-type="string">
            <text:p>Space setting</text:p>
          </table:table-cell>
          <table:table-cell table:style-name="ce129" table:formula="of:=SUMPRODUCT(([Bugs_v3_0_5.B$5:Bugs_v3_0_5.B$1043]=[.$A5])*([Bugs_v3_0_5.A$5:Bugs_v3_0_5.A$1043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5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4" office:value-type="string">
            <text:p>UI error</text:p>
          </table:table-cell>
          <table:table-cell table:style-name="ce129" table:formula="of:=SUMPRODUCT(([Bugs_v3_0_5.B$5:Bugs_v3_0_5.B$1043]=[.$A6])*([Bugs_v3_0_5.A$5:Bugs_v3_0_5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6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47" office:value-type="string">
            <text:p>Uploading file </text:p>
          </table:table-cell>
          <table:table-cell table:style-name="ce130" table:formula="of:=SUMPRODUCT(([Bugs_v3_0_6.B$5:Bugs_v3_0_6.B$1043]=[.$A8])*([Bugs_v3_0_6.A$5:Bugs_v3_0_6.A$1043]&lt;&gt;&quot;&quot;))" office:value-type="float" office:value="4">
            <text:p>4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6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Go to Content Explorer</text:p>
          </table:table-cell>
          <table:table-cell table:style-name="ce130" table:formula="of:=SUMPRODUCT(([Bugs_v3_0_6.B$5:Bugs_v3_0_6.B$1043]=[.$A9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3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Select document in new space</text:p>
          </table:table-cell>
          <table:table-cell table:style-name="ce130" table:formula="of:=SUMPRODUCT(([Bugs_v3_0_6.B$5:Bugs_v3_0_6.B$1043]=[.$A10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8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3" office:value-type="string">
            <text:p>Apply style for content of post</text:p>
          </table:table-cell>
          <table:table-cell table:style-name="ce131" table:formula="of:=SUMPRODUCT(([Bugs_v3_0_8.B$5:Bugs_v3_0_8.B$1043]=[.$A12])*([Bugs_v3_0_8.A$5:Bugs_v3_0_8.A$1043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16"/>
          <table:table-cell table:number-columns-repeated="3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6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7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8">
          <table:table-cell table:style-name="ce118" office:value-type="string">
            <text:p>Total</text:p>
          </table:table-cell>
          <table:table-cell table:style-name="ce121" table:number-columns-repeated="3"/>
          <table:table-cell table:style-name="ce118" table:formula="of:=SUM([.E4:.E17])" office:value-type="float" office:value="9">
            <text:p>9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0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0_5.$G$13" table:expression="$#REF!.$B$7:$H$64"/>
        <table:named-expression table:name="Cont_12" table:base-cell-address="$Bugs_v3_0_5.$G$47" table:expression="$#REF!.$B$73:$H$76"/>
        <table:named-expression table:name="Cont_13" table:base-cell-address="$Bugs_v3_0_6.$A$99" table:expression="$#REF!.$B$77:$H$114"/>
        <table:named-expression table:name="Cont_14" table:base-cell-address="$Bugs_v3_0_5.$B$120" table:expression="$#REF!.$B$115:$H$189"/>
        <table:named-expression table:name="Cont_15" table:base-cell-address="$Bugs_v3_0_5.$G$119" table:expression="$#REF!.$B$190:$H$341"/>
        <table:named-expression table:name="Cont_16" table:base-cell-address="$Bugs_v3_0_6.$A$268" table:expression="$#REF!.$B$348:$H$413"/>
        <table:named-expression table:name="Cont_17" table:base-cell-address="$Bugs_v3_0_5.$G$188" table:expression="$#REF!.$B$414:$H$423"/>
        <table:named-expression table:name="Cont_18" table:base-cell-address="$Bugs_v3_0_5.$G$189" table:expression="$#REF!.$B$424:$H$477"/>
        <table:named-expression table:name="Cont_19" table:base-cell-address="$Bugs_v3_0_5.$A$240" table:expression="$#REF!.$B$478:$H$505"/>
        <table:named-expression table:name="Cont_20" table:base-cell-address="$Bugs_v3_0_6.$B$389" table:expression="$#REF!.$B$506:$H$538"/>
        <table:named-expression table:name="Cont_21" table:base-cell-address="$Bugs_v3_0_5.$G$273" table:expression="$#REF!.$B$548:$H$564"/>
        <table:named-expression table:name="Cont_22" table:base-cell-address="$Bugs_v3_0_5.$A$325" table:expression="$#REF!.$B$565:$H$612"/>
        <table:named-expression table:name="Cont_23" table:base-cell-address="$Bugs_v3_0_6.$G$13" table:expression="$#REF!.$B$7:$H$14"/>
        <table:named-expression table:name="Cont_24" table:base-cell-address="$Bugs_v3_0_6.$G$25" table:expression="$#REF!.$B$15:$H$20"/>
        <table:named-expression table:name="Cont_25" table:base-cell-address="$Bugs_v3_0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0_6.$G$40" table:expression="$#REF!.$B$43:$H$53"/>
        <table:named-expression table:name="Cont_29" table:base-cell-address="$Bugs_v3_0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0_5.$H$14" table:expression="$#REF!.$E$13:$H$14"/>
        <table:named-expression table:name="Add_contact" table:base-cell-address="$Bugs_v3_0_6.$H$9" table:expression="$#REF!.$E$7:$H$9"/>
        <table:named-expression table:name="Share_address" table:base-cell-address="$Bugs_v3_0_5.$H$124" table:expression="$#REF!.$E$113:$H$126"/>
        <table:named-expression table:name="Share_address_togroup" table:base-cell-address="$Bugs_v3_0_5.$H$146" table:expression="$#REF!.$E$139:$H$148"/>
        <table:named-expression table:name="Share_address_touser" table:base-cell-address="$Bugs_v3_0_5.$H$124" table:expression="$#REF!.$E$110:$H$126"/>
        <table:named-expression table:name="Export_address" table:base-cell-address="$Bugs_v3_0_5.$H$174" table:expression="$#REF!.$E$174:$H$176"/>
        <table:named-expression table:name="Share_contact_touser" table:base-cell-address="$Bugs_v3_0_6.$H$450" table:expression="$#REF!.$E$433:$H$444"/>
        <table:named-expression table:name="Share_contact_togroup" table:base-cell-address="$Bugs_v3_0_6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0_6.$H$493" table:expression="$#REF!.$E$478:$H$487"/>
        <table:named-expression table:name="Export_contact" table:base-cell-address="$Bugs_v3_0_6.$H$422" table:expression="$#REF!.$E$414:$H$416"/>
        <table:named-expression table:name="Import_address" table:base-cell-address="$Bugs_v3_0_5.$H$213" table:expression="$#REF!.$E$209:$H$212"/>
        <table:named-expression table:name="Move_contact" table:base-cell-address="$Bugs_v3_0_6.$H$118" table:expression="$#REF!.$E$115:$H$118"/>
        <table:named-expression table:name="Copy_paste_contact" table:base-cell-address="$Bugs_v3_0_6.$H$349" table:expression="$#REF!.$E$342:$H$343"/>
        <table:named-expression table:name="Draf_drop_contact" table:base-cell-address="$Bugs_v3_0_6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number-style style:name="N230">
      <number:number number:decimal-places="0" number:min-integer-digits="2"/>
      <number:text>1</number:text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0">05/30/2012</text:date>, <text:time>14:1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5-30T14:17:26</dc:date>
    <meta:print-date>2008-06-17T00:45:47</meta:print-date>
    <dc:language>en-US</dc:language>
    <meta:editing-cycles>901</meta:editing-cycles>
    <meta:editing-duration>PT357H38M33S</meta:editing-duration>
    <meta:document-statistic meta:table-count="6" meta:cell-count="399" meta:object-count="1"/>
    <meta:user-defined meta:name="Info 1"/>
    <meta:user-defined meta:name="Info 2"/>
    <meta:user-defined meta:name="Info 3"/>
    <meta:user-defined meta:name="Info 4"/>
  </office:meta>
</office:document-meta>
</file>